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path draw:style-name="gr1" draw:layer="layout" svg:width="2.119cm" svg:height="2cm" svg:x="0cm" svg:y="0cm" svg:viewBox="0 0 2120 2001" svg:d="m231 969c-827-1030 829-1443 829-206 0-1237 1656-824 828 206l-828 1032z">
            <text:p/>
          </draw:path>
          <draw:path draw:style-name="gr2" draw:layer="layout" svg:width="2.119cm" svg:height="2cm" svg:x="0cm" svg:y="0cm" svg:viewBox="0 0 2120 2001" svg:d="m231 969c-827-1030 829-1443 829-206 0-1237 1656-824 828 206l-828 1032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Assorted - Heart</dc:title>
    <meta:creation-date>2011-02-07T16:55:12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